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38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9" style:family="table-cell" style:parent-style-name="Default">
      <style:text-properties style:font-name="Arial" fo:font-size="15pt" style:font-size-asian="15pt" style:font-size-complex="15pt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 style:data-style-name="N122">
      <style:table-cell-properties fo:background-color="#b2b2b2" fo:border="0.06pt solid #000000"/>
      <style:text-properties style:font-name="Arial" fo:font-size="15pt" style:font-size-asian="15pt" style:font-size-complex="15pt"/>
    </style:style>
    <style:style style:name="ce33" style:family="table-cell" style:parent-style-name="Default">
      <style:table-cell-properties fo:background-color="#b2b2b2" fo:border="0.06pt solid #000000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122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3">
      <style:table-cell-properties fo:background-color="transparent"/>
      <style:text-properties style:font-name="Arial" fo:font-size="15pt" style:font-size-asian="15pt" style:font-size-complex="15pt"/>
    </style:style>
    <style:style style:name="ce37" style:family="table-cell" style:parent-style-name="Default" style:data-style-name="N123">
      <style:table-cell-properties fo:background-color="#ffff66"/>
      <style:text-properties style:font-name="Arial" fo:font-size="15pt" style:font-size-asian="15pt" style:font-size-complex="15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39" style:family="table-cell" style:parent-style-name="Default" style:data-style-name="N122">
      <style:table-cell-properties fo:background-color="#ffff66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fo:background-color="#b2b2b2" fo:border="0.06pt solid #000000"/>
      <style:text-properties style:font-name="Arial" fo:font-size="15pt" style:font-size-asian="15pt" style:font-size-complex="15pt"/>
    </style:style>
    <style:style style:name="ce35" style:family="table-cell" style:parent-style-name="Default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  <style:style style:name="ce43" style:family="table-cell" style:parent-style-name="Default" style:data-style-name="N122">
      <style:text-properties style:font-name="Arial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48" style:family="table-cell" style:parent-style-name="Default" style:data-style-name="N122">
      <style:table-cell-properties fo:background-color="#808080"/>
      <style:text-properties style:font-name="Arial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ext-properties style:font-name="Arial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2">
      <style:table-cell-properties fo:background-color="#b2b2b2" fo:border="0.06pt solid #000000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 style:data-style-name="N122">
      <style:table-cell-properties fo:background-color="#00ff66" fo:border="0.06pt solid #000000"/>
      <style:text-properties style:font-name="Arial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22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 style:data-style-name="N122">
      <style:table-cell-properties fo:background-color="#81d41a" fo:border="0.06pt solid #000000"/>
      <style:text-properties style:font-name="Arial" fo:font-size="15pt" style:font-size-asian="15pt" style:font-size-complex="15pt"/>
    </style:style>
    <style:style style:name="ce54" style:family="table-cell" style:parent-style-name="Default">
      <style:table-cell-properties fo:background-color="transparent" fo:border="0.06pt solid #000000"/>
      <style:text-properties style:font-name="Arial" fo:font-size="15pt" style:font-size-asian="15pt" style:font-size-complex="15pt"/>
    </style:style>
    <style:style style:name="ce6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style:font-name="Arial" fo:font-size="15pt" style:font-size-asian="15pt" style:font-size-complex="15pt"/>
    </style:style>
    <style:style style:name="ce6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color="#ff4000" style:font-name="Arial"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71" style:family="table-cell" style:parent-style-name="Default" style:data-style-name="N124">
      <style:table-cell-properties fo:background-color="#00ff66"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58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123">
      <style:text-properties style:font-name="Arial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5pt" style:font-size-asian="15pt" style:font-size-complex="15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6" table:number-columns-repeated="1011" table:default-cell-style-name="ce9"/>
        <table:table-row table:style-name="ro1">
          <table:table-cell table:style-name="ce1" office:value-type="string" calcext:value-type="string" table:number-columns-spanned="7" table:number-rows-spanned="1">
            <text:p>TOUCH YELLOW CELLS ONLY!</text:p>
          </table:table-cell>
          <table:covered-table-cell table:style-name="ce36"/>
          <table:covered-table-cell table:style-name="ce41"/>
          <table:covered-table-cell table:style-name="ce19"/>
          <table:covered-table-cell table:number-columns-repeated="2" table:style-name="ce54"/>
          <table:covered-table-cell/>
          <table:table-cell table:style-name="ce73" office:value-type="string" calcext:value-type="string" table:number-columns-spanned="5" table:number-rows-spanned="1">
            <text:p>reference RGB xy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3" table:number-rows-spanned="1">
            <text:p>enter primaries</text:p>
          </table:table-cell>
          <table:covered-table-cell table:style-name="ce36"/>
          <table:covered-table-cell table:style-name="ce41"/>
          <table:table-cell table:style-name="Default" table:number-columns-repeated="4"/>
          <table:table-cell table:style-name="ce76" office:value-type="string" calcext:value-type="string">
            <text:p>PAL</text:p>
          </table:table-cell>
          <table:table-cell table:style-name="ce76"/>
          <table:table-cell table:style-name="ce76" office:value-type="string" calcext:value-type="string">
            <text:p>NTSC-U</text:p>
          </table:table-cell>
          <table:table-cell table:style-name="ce49"/>
          <table:table-cell table:style-name="ce76" office:value-type="string" calcext:value-type="string">
            <text:p>P22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xr</text:p>
          </table:table-cell>
          <table:table-cell table:style-name="ce37" office:value-type="float" office:value="0.625" calcext:value-type="float">
            <text:p>0.625</text:p>
          </table:table-cell>
          <table:table-cell table:number-columns-repeated="2"/>
          <table:table-cell table:style-name="ce68" office:value-type="string" calcext:value-type="string" table:number-columns-spanned="2" table:number-rows-spanned="1">
            <text:p>Enter Temperature</text:p>
          </table:table-cell>
          <table:covered-table-cell/>
          <table:table-cell table:style-name="Default"/>
          <table:table-cell table:style-name="ce77" office:value-type="float" office:value="0.64" calcext:value-type="float">
            <text:p>0.64</text:p>
          </table:table-cell>
          <table:table-cell table:style-name="ce42"/>
          <table:table-cell table:style-name="ce42" office:value-type="float" office:value="0.63" calcext:value-type="float">
            <text:p>0.63</text:p>
          </table:table-cell>
          <table:table-cell/>
          <table:table-cell table:style-name="ce42" office:value-type="float" office:value="0.625" calcext:value-type="float">
            <text:p>0.625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yr</text:p>
          </table:table-cell>
          <table:table-cell table:style-name="ce37" office:value-type="float" office:value="0.34" calcext:value-type="float">
            <text:p>0.340</text:p>
          </table:table-cell>
          <table:table-cell table:number-columns-repeated="2"/>
          <table:table-cell table:style-name="ce69" office:value-type="string" calcext:value-type="string">
            <text:p>If &lt;=7000</text:p>
          </table:table-cell>
          <table:table-cell table:style-name="ce69" office:value-type="string" calcext:value-type="string">
            <text:p>If &gt; 7000</text:p>
          </table:table-cell>
          <table:table-cell table:style-name="Default"/>
          <table:table-cell table:style-name="ce77" office:value-type="float" office:value="0.33" calcext:value-type="float">
            <text:p>0.33</text:p>
          </table:table-cell>
          <table:table-cell table:style-name="ce42"/>
          <table:table-cell table:style-name="ce42" office:value-type="float" office:value="0.34" calcext:value-type="float">
            <text:p>0.34</text:p>
          </table:table-cell>
          <table:table-cell/>
          <table:table-cell table:style-name="ce42" office:value-type="float" office:value="0.34" calcext:value-type="float">
            <text:p>0.34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xg</text:p>
          </table:table-cell>
          <table:table-cell table:style-name="ce37" office:value-type="float" office:value="0.28" calcext:value-type="float">
            <text:p>0.280</text:p>
          </table:table-cell>
          <table:table-cell table:number-columns-repeated="2"/>
          <table:table-cell table:style-name="ce70" office:value-type="float" office:value="6350" calcext:value-type="float">
            <text:p>6350</text:p>
          </table:table-cell>
          <table:table-cell table:style-name="ce70" office:value-type="float" office:value="7200" calcext:value-type="float">
            <text:p>7200</text:p>
          </table:table-cell>
          <table:table-cell table:style-name="Default"/>
          <table:table-cell table:style-name="ce77" office:value-type="float" office:value="0.29" calcext:value-type="float">
            <text:p>0.29</text:p>
          </table:table-cell>
          <table:table-cell table:style-name="ce42"/>
          <table:table-cell table:style-name="ce42" office:value-type="float" office:value="0.31" calcext:value-type="float">
            <text:p>0.31</text:p>
          </table:table-cell>
          <table:table-cell/>
          <table:table-cell table:style-name="ce42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yg</text:p>
          </table:table-cell>
          <table:table-cell table:style-name="ce37" office:value-type="float" office:value="0.595" calcext:value-type="float">
            <text:p>0.595</text:p>
          </table:table-cell>
          <table:table-cell table:number-columns-repeated="2"/>
          <table:table-cell table:style-name="ce42" table:number-columns-repeated="2"/>
          <table:table-cell table:style-name="Default"/>
          <table:table-cell table:style-name="ce77" office:value-type="float" office:value="0.6" calcext:value-type="float">
            <text:p>0.60</text:p>
          </table:table-cell>
          <table:table-cell table:style-name="ce42"/>
          <table:table-cell table:style-name="ce42" office:value-type="float" office:value="0.595" calcext:value-type="float">
            <text:p>0.595</text:p>
          </table:table-cell>
          <table:table-cell/>
          <table:table-cell table:style-name="ce42" office:value-type="float" office:value="0.595" calcext:value-type="float">
            <text:p>0.595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xb</text:p>
          </table:table-cell>
          <table:table-cell table:style-name="ce37" office:value-type="float" office:value="0.155" calcext:value-type="float">
            <text:p>0.155</text:p>
          </table:table-cell>
          <table:table-cell/>
          <table:table-cell table:style-name="ce10" office:value-type="string" calcext:value-type="string">
            <text:p>x </text:p>
          </table:table-cell>
          <table:table-cell table:style-name="ce71" table:formula="of:=(-4.607*10^9)/[.E5]^3+(2.9678*10^6)/[.E5]^2+(0.09911*10^3)/[.E5]+0.244063" office:value-type="float" office:value="0.315279732320079" calcext:value-type="float">
            <text:p>0.31528</text:p>
          </table:table-cell>
          <table:table-cell table:style-name="ce71" table:formula="of:=(-2.0064*10^9)/[.F5]^3+(1.9018*10^6)/[.F5]^2+(0.24748*10^3)/[.F5]+0.244063" office:value-type="float" office:value="0.309745664609053" calcext:value-type="float">
            <text:p>0.30975</text:p>
          </table:table-cell>
          <table:table-cell table:style-name="Default"/>
          <table:table-cell table:style-name="ce77" office:value-type="float" office:value="0.15" calcext:value-type="float">
            <text:p>0.15</text:p>
          </table:table-cell>
          <table:table-cell table:style-name="ce42"/>
          <table:table-cell table:style-name="ce42" office:value-type="float" office:value="0.155" calcext:value-type="float">
            <text:p>0.155</text:p>
          </table:table-cell>
          <table:table-cell/>
          <table:table-cell table:style-name="ce42" office:value-type="float" office:value="0.155" calcext:value-type="float">
            <text:p>0.155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yb</text:p>
          </table:table-cell>
          <table:table-cell table:style-name="ce37" office:value-type="float" office:value="0.07" calcext:value-type="float">
            <text:p>0.070</text:p>
          </table:table-cell>
          <table:table-cell/>
          <table:table-cell table:style-name="ce10" office:value-type="string" calcext:value-type="string">
            <text:p>y </text:p>
          </table:table-cell>
          <table:table-cell table:style-name="ce71" table:formula="of:=-3*[.E7]^2+2.87*[.E7]-0.275" office:value-type="float" office:value="0.331648902923165" calcext:value-type="float">
            <text:p>0.33165</text:p>
          </table:table-cell>
          <table:table-cell table:style-name="ce71" table:formula="of:=-3*[.F7]^2+2.87*[.F7]-0.275" office:value-type="float" office:value="0.326142927195671" calcext:value-type="float">
            <text:p>0.32614</text:p>
          </table:table-cell>
          <table:table-cell table:style-name="Default"/>
          <table:table-cell table:style-name="ce77" office:value-type="float" office:value="0.06" calcext:value-type="float">
            <text:p>0.06</text:p>
          </table:table-cell>
          <table:table-cell table:style-name="ce42"/>
          <table:table-cell table:style-name="ce42" office:value-type="float" office:value="0.07" calcext:value-type="float">
            <text:p>0.07</text:p>
          </table:table-cell>
          <table:table-cell/>
          <table:table-cell table:style-name="ce42" office:value-type="float" office:value="0.07" calcext:value-type="float">
            <text:p>0.0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enter white point</text:p>
          </table:table-cell>
          <table:covered-table-cell table:style-name="ce16"/>
          <table:covered-table-cell table:style-name="ce22"/>
          <table:table-cell table:number-columns-repeated="1021"/>
        </table:table-row>
        <table:table-row table:style-name="ro1">
          <table:table-cell table:style-name="ce30" office:value-type="string" calcext:value-type="string">
            <text:p>wx</text:p>
          </table:table-cell>
          <table:table-cell table:style-name="ce39" office:value-type="float" office:value="0.3127" calcext:value-type="float">
            <text:p>0.3127</text:p>
          </table:table-cell>
          <table:table-cell/>
          <table:table-cell table:style-name="ce48" table:formula="of:=[.B10]/[.B11]" office:value-type="float" office:value="0.949936205115742" calcext:value-type="float">
            <text:p>0.949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wy</text:p>
          </table:table-cell>
          <table:table-cell table:style-name="ce39" office:value-type="float" office:value="0.32918" calcext:value-type="float">
            <text:p>0.3292</text:p>
          </table:table-cell>
          <table:table-cell/>
          <table:table-cell table:style-name="ce48" office:value-type="float" office:value="1" calcext:value-type="float">
            <text:p>1.0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ce48" table:formula="of:=(1-[.B10]-[.B11])/[.B11]" office:value-type="float" office:value="1.08791542621058" calcext:value-type="float">
            <text:p>1.0879</text:p>
          </table:table-cell>
          <table:table-cell table:style-name="ce42"/>
          <table:table-cell table:style-name="ce59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3" table:number-rows-spanned="1">
            <text:p>initial matrix</text:p>
          </table:table-cell>
          <table:covered-table-cell table:number-columns-repeated="2" table:style-name="ce40"/>
          <table:table-cell table:style-name="ce10" office:value-type="string" calcext:value-type="string" table:number-columns-spanned="3" table:number-rows-spanned="1">
            <text:p>inverse matrix</text:p>
          </table:table-cell>
          <table:covered-table-cell table:number-columns-repeated="2" table:style-name="ce40"/>
          <table:table-cell table:number-columns-repeated="1018"/>
        </table:table-row>
        <table:table-row table:style-name="ro1">
          <table:table-cell table:style-name="ce32" table:formula="of:=[.B3]/[.B4]" office:value-type="float" office:value="1.83823529411765" calcext:value-type="float">
            <text:p>1.8382</text:p>
          </table:table-cell>
          <table:table-cell table:style-name="ce32" table:formula="of:=[.B5]/[.B6]" office:value-type="float" office:value="0.470588235294118" calcext:value-type="float">
            <text:p>0.4706</text:p>
          </table:table-cell>
          <table:table-cell table:style-name="ce32" table:formula="of:=[.B7]/[.B8]" office:value-type="float" office:value="2.21428571428571" calcext:value-type="float">
            <text:p>2.2143</text:p>
          </table:table-cell>
          <table:table-cell table:style-name="ce50" table:number-matrix-columns-spanned="3" table:number-matrix-rows-spanned="3" table:formula="of:=MINVERSE([.A16:.C18])" office:value-type="float" office:value="0.722100938967135" calcext:value-type="float">
            <text:p>0.7221</text:p>
          </table:table-cell>
          <table:table-cell table:style-name="ce32" office:value-type="float" office:value="-0.315457746478873" calcext:value-type="float">
            <text:p>-0.3155</text:p>
          </table:table-cell>
          <table:table-cell table:style-name="ce32" office:value-type="float" office:value="-0.115927230046948" calcext:value-type="float">
            <text:p>-0.1159</text:p>
          </table:table-cell>
          <table:table-cell table:number-columns-repeated="1018"/>
        </table:table-row>
        <table:table-row table:style-name="ro1">
          <table:table-cell table:number-columns-repeated="3" table:style-name="ce32" office:value-type="float" office:value="1" calcext:value-type="float">
            <text:p>1.0000</text:p>
          </table:table-cell>
          <table:table-cell table:style-name="ce32" office:value-type="float" office:value="-0.729224178403755" calcext:value-type="float">
            <text:p>-0.7292</text:p>
          </table:table-cell>
          <table:table-cell table:style-name="ce32" office:value-type="float" office:value="1.33791197183099" calcext:value-type="float">
            <text:p>1.3379</text:p>
          </table:table-cell>
          <table:table-cell table:style-name="ce32" office:value-type="float" office:value="0.0250011737089196" calcext:value-type="float">
            <text:p>0.0250</text:p>
          </table:table-cell>
          <table:table-cell table:number-columns-repeated="1018"/>
        </table:table-row>
        <table:table-row table:style-name="ro1">
          <table:table-cell table:style-name="ce32" table:formula="of:=(1-[.B3]-[.B4])/[.B4]" office:value-type="float" office:value="0.102941176470588" calcext:value-type="float">
            <text:p>0.1029</text:p>
          </table:table-cell>
          <table:table-cell table:style-name="ce32" table:formula="of:=(1-[.B5]-[.B6])/[.B6]" office:value-type="float" office:value="0.210084033613445" calcext:value-type="float">
            <text:p>0.2101</text:p>
          </table:table-cell>
          <table:table-cell table:style-name="ce32" table:formula="of:=(1-[.B7]-[.B8])/[.B8]" office:value-type="float" office:value="11.0714285714286" calcext:value-type="float">
            <text:p>11.0714</text:p>
          </table:table-cell>
          <table:table-cell table:style-name="ce32" office:value-type="float" office:value="0.00712323943661968" calcext:value-type="float">
            <text:p>0.0071</text:p>
          </table:table-cell>
          <table:table-cell table:style-name="ce32" office:value-type="float" office:value="-0.0224542253521126" calcext:value-type="float">
            <text:p>-0.0225</text:p>
          </table:table-cell>
          <table:table-cell table:style-name="ce32" office:value-type="float" office:value="0.090926056338028" calcext:value-type="float">
            <text:p>0.0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1" office:value-type="string" calcext:value-type="string" table:number-columns-spanned="3" table:number-rows-spanned="1">
            <text:p>Final RGB to XYZ matrix</text:p>
          </table:table-cell>
          <table:covered-table-cell table:number-columns-repeated="2" table:style-name="ce72"/>
          <table:table-cell table:number-columns-repeated="1018"/>
        </table:table-row>
        <table:table-row table:style-name="ro1">
          <table:table-cell table:style-name="ce33" office:value-type="string" calcext:value-type="string">
            <text:p>Sr</text:p>
          </table:table-cell>
          <table:table-cell table:style-name="ce32" table:number-matrix-columns-spanned="1" table:number-matrix-rows-spanned="3" table:formula="of:=MMULT([.D16:.F18];[.D10:.D12])" office:value-type="float" office:value="0.244373057308144" calcext:value-type="float">
            <text:p>0.2444</text:p>
          </table:table-cell>
          <table:table-cell table:style-name="ce43"/>
          <table:table-cell table:style-name="ce52" table:formula="of:=[.A16]*[.B22]" office:value-type="float" office:value="0.449215178875266" calcext:value-type="float">
            <text:p>0.4492</text:p>
          </table:table-cell>
          <table:table-cell table:style-name="ce52" table:formula="of:=[.B23]*[.B16]" office:value-type="float" office:value="0.316421028550957" calcext:value-type="float">
            <text:p>0.3164</text:p>
          </table:table-cell>
          <table:table-cell table:style-name="ce52" table:formula="of:=[.B24]*[.C16]" office:value-type="float" office:value="0.18429999768952" calcext:value-type="float">
            <text:p>0.1843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3" office:value-type="string" calcext:value-type="string">
            <text:p>Sg</text:p>
          </table:table-cell>
          <table:table-cell table:style-name="ce32" office:value-type="float" office:value="0.672394685670782" calcext:value-type="float">
            <text:p>0.6724</text:p>
          </table:table-cell>
          <table:table-cell table:style-name="ce43"/>
          <table:table-cell table:style-name="ce52" table:formula="of:=[.B22]*[.A17]" office:value-type="float" office:value="0.244373057308144" calcext:value-type="float">
            <text:p>0.2444</text:p>
          </table:table-cell>
          <table:table-cell table:style-name="ce52" table:formula="of:=[.B23]*[.B17]" office:value-type="float" office:value="0.672394685670782" calcext:value-type="float">
            <text:p>0.6724</text:p>
          </table:table-cell>
          <table:table-cell table:style-name="ce52" table:formula="of:=[.B24]*[.C17]" office:value-type="float" office:value="0.0832322570210736" calcext:value-type="float">
            <text:p>0.0832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3" office:value-type="string" calcext:value-type="string">
            <text:p>Sb</text:p>
          </table:table-cell>
          <table:table-cell table:style-name="ce32" office:value-type="float" office:value="0.0832322570210736" calcext:value-type="float">
            <text:p>0.0832</text:p>
          </table:table-cell>
          <table:table-cell table:style-name="ce43"/>
          <table:table-cell table:style-name="ce52" table:formula="of:=[.B22]*[.A18]" office:value-type="float" office:value="0.0251560500170148" calcext:value-type="float">
            <text:p>0.0252</text:p>
          </table:table-cell>
          <table:table-cell table:style-name="ce52" table:formula="of:=[.B23]*[.B18]" office:value-type="float" office:value="0.141259387745962" calcext:value-type="float">
            <text:p>0.1413</text:p>
          </table:table-cell>
          <table:table-cell table:style-name="ce52" table:formula="of:=[.B24]*[.C18]" office:value-type="float" office:value="0.921499988447603" calcext:value-type="float">
            <text:p>0.9215</text:p>
          </table:table-cell>
          <table:table-cell table:style-name="ce43"/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mat3(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3" table:number-rows-spanned="1">
            <text:p>XYZ to RGB</text:p>
          </table:table-cell>
          <table:covered-table-cell table:style-name="ce35"/>
          <table:covered-table-cell table:style-name="ce40"/>
          <table:table-cell table:style-name="ce34" office:value-type="string" calcext:value-type="string" table:number-columns-spanned="3" table:number-rows-spanned="1">
            <text:p>RGB-XYZ-RGB matrix</text:p>
          </table:table-cell>
          <table:covered-table-cell table:number-columns-repeated="2" table:style-name="ce58"/>
          <table:table-cell/>
          <table:table-cell table:style-name="ce43" table:formula="of:=[.D27]" office:value-type="float" office:value="1.15918969936565" calcext:value-type="float">
            <text:p>1.1592</text:p>
          </table:table-cell>
          <table:table-cell office:value-type="string" calcext:value-type="string">
            <text:p>,</text:p>
          </table:table-cell>
          <table:table-cell table:style-name="ce43" table:formula="of:=[.E27]" office:value-type="float" office:value="-0.134476837205953" calcext:value-type="float">
            <text:p>-0.1345</text:p>
          </table:table-cell>
          <table:table-cell office:value-type="string" calcext:value-type="string">
            <text:p>,</text:p>
          </table:table-cell>
          <table:table-cell table:style-name="ce43" table:formula="of:=[.F27]" office:value-type="float" office:value="-0.0159408293757135" calcext:value-type="float">
            <text:p>-0.0159</text:p>
          </table:table-cell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1">
          <table:table-cell table:style-name="ce8" office:value-type="float" office:value="3.2404" calcext:value-type="float">
            <text:p>3.2404</text:p>
          </table:table-cell>
          <table:table-cell table:style-name="ce8" office:value-type="float" office:value="-1.5371" calcext:value-type="float">
            <text:p>-1.5371</text:p>
          </table:table-cell>
          <table:table-cell table:style-name="ce8" office:value-type="float" office:value="-0.4985" calcext:value-type="float">
            <text:p>-0.4985</text:p>
          </table:table-cell>
          <table:table-cell table:style-name="ce53" table:number-matrix-columns-spanned="3" table:number-matrix-rows-spanned="3" table:formula="of:=MMULT([.D22:.F24];[.A27:.C29])" office:value-type="float" office:value="1.15918969936565" calcext:value-type="float">
            <text:p>1.1592</text:p>
          </table:table-cell>
          <table:table-cell table:style-name="ce53" office:value-type="float" office:value="-0.134476837205953" calcext:value-type="float">
            <text:p>-0.1345</text:p>
          </table:table-cell>
          <table:table-cell table:style-name="ce53" office:value-type="float" office:value="-0.0159408293757135" calcext:value-type="float">
            <text:p>-0.0159</text:p>
          </table:table-cell>
          <table:table-cell/>
          <table:table-cell table:style-name="ce43" table:formula="of:=[.D28]" office:value-type="float" office:value="0.144768895358419" calcext:value-type="float">
            <text:p>0.1448</text:p>
          </table:table-cell>
          <table:table-cell office:value-type="string" calcext:value-type="string">
            <text:p>,</text:p>
          </table:table-cell>
          <table:table-cell table:style-name="ce43" table:formula="of:=[.E28]" office:value-type="float" office:value="0.868813947444597" calcext:value-type="float">
            <text:p>0.8688</text:p>
          </table:table-cell>
          <table:table-cell office:value-type="string" calcext:value-type="string">
            <text:p>,</text:p>
          </table:table-cell>
          <table:table-cell table:style-name="ce43" table:formula="of:=[.F28]" office:value-type="float" office:value="-0.00588716311066938" calcext:value-type="float">
            <text:p>-0.0059</text:p>
          </table:table-cell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1">
          <table:table-cell table:style-name="ce8" office:value-type="float" office:value="-0.96926" calcext:value-type="float">
            <text:p>-0.9693</text:p>
          </table:table-cell>
          <table:table-cell table:style-name="ce8" office:value-type="float" office:value="1.87601" calcext:value-type="float">
            <text:p>1.8760</text:p>
          </table:table-cell>
          <table:table-cell table:style-name="ce8" office:value-type="float" office:value="0.04155" calcext:value-type="float">
            <text:p>0.0416</text:p>
          </table:table-cell>
          <table:table-cell table:style-name="ce53" office:value-type="float" office:value="0.144768895358419" calcext:value-type="float">
            <text:p>0.1448</text:p>
          </table:table-cell>
          <table:table-cell table:style-name="ce53" office:value-type="float" office:value="0.868813947444597" calcext:value-type="float">
            <text:p>0.8688</text:p>
          </table:table-cell>
          <table:table-cell table:style-name="ce53" office:value-type="float" office:value="-0.00588716311066938" calcext:value-type="float">
            <text:p>-0.0059</text:p>
          </table:table-cell>
          <table:table-cell/>
          <table:table-cell table:style-name="ce43" table:formula="of:=[.D29]" office:value-type="float" office:value="-0.00416601033383014" calcext:value-type="float">
            <text:p>-0.0042</text:p>
          </table:table-cell>
          <table:table-cell office:value-type="string" calcext:value-type="string">
            <text:p>,</text:p>
          </table:table-cell>
          <table:table-cell table:style-name="ce43" table:formula="of:=[.E29]" office:value-type="float" office:value="0.0383506618808385" calcext:value-type="float">
            <text:p>0.0384</text:p>
          </table:table-cell>
          <table:table-cell office:value-type="string" calcext:value-type="string">
            <text:p>,</text:p>
          </table:table-cell>
          <table:table-cell table:style-name="ce43" table:formula="of:=[.F29]" office:value-type="float" office:value="0.967557254413938" calcext:value-type="float">
            <text:p>0.9676</text:p>
          </table:table-cell>
          <table:table-cell office:value-type="string" calcext:value-type="string">
            <text:p>);</text:p>
          </table:table-cell>
          <table:table-cell table:number-columns-repeated="1011"/>
        </table:table-row>
        <table:table-row table:style-name="ro1">
          <table:table-cell table:style-name="ce8" office:value-type="float" office:value="0.0556" calcext:value-type="float">
            <text:p>0.0556</text:p>
          </table:table-cell>
          <table:table-cell table:style-name="ce8" office:value-type="float" office:value="-0.204" calcext:value-type="float">
            <text:p>-0.2040</text:p>
          </table:table-cell>
          <table:table-cell table:style-name="ce8" office:value-type="float" office:value="1.05722" calcext:value-type="float">
            <text:p>1.0572</text:p>
          </table:table-cell>
          <table:table-cell table:style-name="ce53" office:value-type="float" office:value="-0.00416601033383014" calcext:value-type="float">
            <text:p>-0.0042</text:p>
          </table:table-cell>
          <table:table-cell table:style-name="ce53" office:value-type="float" office:value="0.0383506618808385" calcext:value-type="float">
            <text:p>0.0384</text:p>
          </table:table-cell>
          <table:table-cell table:style-name="ce53" office:value-type="float" office:value="0.967557254413938" calcext:value-type="float">
            <text:p>0.96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3" table:number-rows-spanned="1">
            <text:p>XYZ to DCI</text:p>
          </table:table-cell>
          <table:covered-table-cell table:style-name="ce35"/>
          <table:covered-table-cell table:style-name="ce40"/>
          <table:table-cell table:style-name="ce66" office:value-type="string" calcext:value-type="string" table:number-columns-spanned="3" table:number-rows-spanned="1">
            <text:p>DCI-XYZ-DCI</text:p>
          </table:table-cell>
          <table:covered-table-cell table:number-columns-repeated="2" table:style-name="ce40"/>
          <table:table-cell/>
          <table:table-cell office:value-type="string" calcext:value-type="string">
            <text:p>mat3(</text:p>
          </table:table-cell>
          <table:table-cell table:number-columns-repeated="1016"/>
        </table:table-row>
        <table:table-row table:style-name="ro1">
          <table:table-cell table:style-name="ce8" office:value-type="float" office:value="2.4935" calcext:value-type="float">
            <text:p>2.4935</text:p>
          </table:table-cell>
          <table:table-cell table:style-name="ce8" office:value-type="float" office:value="-0.93156" calcext:value-type="float">
            <text:p>-0.9316</text:p>
          </table:table-cell>
          <table:table-cell table:style-name="ce8" office:value-type="float" office:value="-0.40265" calcext:value-type="float">
            <text:p>-0.4027</text:p>
          </table:table-cell>
          <table:table-cell table:style-name="ce55" table:number-matrix-columns-spanned="3" table:number-matrix-rows-spanned="3" table:formula="of:=MMULT([.D22:.F24];[.A32:.C34])" office:value-type="float" office:value="0.864214146736222" calcext:value-type="float">
            <text:p>0.8642</text:p>
          </table:table-cell>
          <table:table-cell table:style-name="ce55" office:value-type="float" office:value="0.125295630323978" calcext:value-type="float">
            <text:p>0.1253</text:p>
          </table:table-cell>
          <table:table-cell table:style-name="ce55" office:value-type="float" office:value="0.00295139828873217" calcext:value-type="float">
            <text:p>0.0030</text:p>
          </table:table-cell>
          <table:table-cell/>
          <table:table-cell table:style-name="ce43" table:formula="of:=[.D32]" office:value-type="float" office:value="0.864214146736222" calcext:value-type="float">
            <text:p>0.8642</text:p>
          </table:table-cell>
          <table:table-cell office:value-type="string" calcext:value-type="string">
            <text:p>,</text:p>
          </table:table-cell>
          <table:table-cell table:style-name="ce43" table:formula="of:=[.E32]" office:value-type="float" office:value="0.125295630323978" calcext:value-type="float">
            <text:p>0.1253</text:p>
          </table:table-cell>
          <table:table-cell office:value-type="string" calcext:value-type="string">
            <text:p>,</text:p>
          </table:table-cell>
          <table:table-cell table:style-name="ce43" table:formula="of:=[.F32]" office:value-type="float" office:value="0.00295139828873217" calcext:value-type="float">
            <text:p>0.0030</text:p>
          </table:table-cell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1">
          <table:table-cell table:style-name="ce8" office:value-type="float" office:value="-0.82962" calcext:value-type="float">
            <text:p>-0.8296</text:p>
          </table:table-cell>
          <table:table-cell table:style-name="ce8" office:value-type="float" office:value="1.76285" calcext:value-type="float">
            <text:p>1.7629</text:p>
          </table:table-cell>
          <table:table-cell table:style-name="ce8" office:value-type="float" office:value="0.0236" calcext:value-type="float">
            <text:p>0.0236</text:p>
          </table:table-cell>
          <table:table-cell table:style-name="ce55" office:value-type="float" office:value="0.054495183363298" calcext:value-type="float">
            <text:p>0.0545</text:p>
          </table:table-cell>
          <table:table-cell table:style-name="ce55" office:value-type="float" office:value="0.951343837674039" calcext:value-type="float">
            <text:p>0.9513</text:p>
          </table:table-cell>
          <table:table-cell table:style-name="ce55" office:value-type="float" office:value="-0.002881685554688" calcext:value-type="float">
            <text:p>-0.0029</text:p>
          </table:table-cell>
          <table:table-cell/>
          <table:table-cell table:style-name="ce43" table:formula="of:=[.D33]" office:value-type="float" office:value="0.054495183363298" calcext:value-type="float">
            <text:p>0.0545</text:p>
          </table:table-cell>
          <table:table-cell office:value-type="string" calcext:value-type="string">
            <text:p>,</text:p>
          </table:table-cell>
          <table:table-cell table:style-name="ce43" table:formula="of:=[.E33]" office:value-type="float" office:value="0.951343837674039" calcext:value-type="float">
            <text:p>0.9513</text:p>
          </table:table-cell>
          <table:table-cell office:value-type="string" calcext:value-type="string">
            <text:p>,</text:p>
          </table:table-cell>
          <table:table-cell table:style-name="ce43" table:formula="of:=[.F33]" office:value-type="float" office:value="-0.002881685554688" calcext:value-type="float">
            <text:p>-0.0029</text:p>
          </table:table-cell>
          <table:table-cell office:value-type="string" calcext:value-type="string">
            <text:p>,</text:p>
          </table:table-cell>
          <table:table-cell table:number-columns-repeated="1011"/>
        </table:table-row>
        <table:table-row table:style-name="ro1">
          <table:table-cell table:style-name="ce8" office:value-type="float" office:value="0.03584" calcext:value-type="float">
            <text:p>0.0358</text:p>
          </table:table-cell>
          <table:table-cell table:style-name="ce8" office:value-type="float" office:value="-0.07616" calcext:value-type="float">
            <text:p>-0.0762</text:p>
          </table:table-cell>
          <table:table-cell table:style-name="ce8" office:value-type="float" office:value="0.95692" calcext:value-type="float">
            <text:p>0.9569</text:p>
          </table:table-cell>
          <table:table-cell table:style-name="ce55" office:value-type="float" office:value="-0.0214384429584169" calcext:value-type="float">
            <text:p>-0.0214</text:p>
          </table:table-cell>
          <table:table-cell table:style-name="ce55" office:value-type="float" office:value="0.15540330261395" calcext:value-type="float">
            <text:p>0.1554</text:p>
          </table:table-cell>
          <table:table-cell table:style-name="ce55" office:value-type="float" office:value="0.875006406956734" calcext:value-type="float">
            <text:p>0.8750</text:p>
          </table:table-cell>
          <table:table-cell/>
          <table:table-cell table:style-name="ce43" table:formula="of:=[.D34]" office:value-type="float" office:value="-0.0214384429584169" calcext:value-type="float">
            <text:p>-0.0214</text:p>
          </table:table-cell>
          <table:table-cell office:value-type="string" calcext:value-type="string">
            <text:p>,</text:p>
          </table:table-cell>
          <table:table-cell table:style-name="ce43" table:formula="of:=[.E34]" office:value-type="float" office:value="0.15540330261395" calcext:value-type="float">
            <text:p>0.1554</text:p>
          </table:table-cell>
          <table:table-cell office:value-type="string" calcext:value-type="string">
            <text:p>,</text:p>
          </table:table-cell>
          <table:table-cell table:style-name="ce43" table:formula="of:=[.F34]" office:value-type="float" office:value="0.875006406956734" calcext:value-type="float">
            <text:p>0.8750</text:p>
          </table:table-cell>
          <table:table-cell office:value-type="string" calcext:value-type="string">
            <text:p>);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style-name="Default" table:number-columns-repeated="3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5" number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9:04:11.636342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8:20:15.76</meta:creation-date>
    <dc:date>2023-11-10T19:06:19.718088903</dc:date>
    <meta:editing-duration>P1DT4H9S</meta:editing-duration>
    <meta:editing-cycles>127</meta:editing-cycles>
    <meta:generator>LibreOffice/7.0.4.2$Linux_X86_64 LibreOffice_project/00$Build-2</meta:generator>
    <meta:document-statistic meta:table-count="3" meta:cell-count="169" meta:object-count="0"/>
  </office:meta>
</office:document-meta>
</file>